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16.51cm" fo:margin-left="-0.191cm" fo:margin-top="0cm" fo:margin-bottom="0cm" table:align="left"/>
    </style:style>
    <style:style style:name="Table2.A" style:family="table-column">
      <style:table-column-properties style:column-width="3.879cm"/>
    </style:style>
    <style:style style:name="Table2.B" style:family="table-column">
      <style:table-column-properties style:column-width="3.881cm"/>
    </style:style>
    <style:style style:name="Table2.C" style:family="table-column">
      <style:table-column-properties style:column-width="8.75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1e3a5f" fo:padding-left="0.191cm" fo:padding-right="0.191cm" fo:padding-top="0cm" fo:padding-bottom="0cm" fo:border="0.004cm solid #1e3a5f">
        <style:background-image/>
      </style:table-cell-properties>
    </style:style>
    <style:style style:name="Table2.A2" style:family="table-cell">
      <style:table-cell-properties fo:background-color="#f2f2f2" fo:padding-left="0.191cm" fo:padding-right="0.191cm" fo:padding-top="0cm" fo:padding-bottom="0cm" fo:border="0.004cm solid #cccccc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3" style:family="table">
      <style:table-properties style:width="16.51cm" fo:margin-left="-0.191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2e6da4" fo:padding-left="0.191cm" fo:padding-right="0.191cm" fo:padding-top="0cm" fo:padding-bottom="0cm" fo:border="0.004cm solid #2e6da4">
        <style:background-image/>
      </style:table-cell-properties>
    </style:style>
    <style:style style:name="Table3.A2" style:family="table-cell">
      <style:table-cell-properties fo:background-color="#d6e4f0" fo:padding-left="0.191cm" fo:padding-right="0.191cm" fo:padding-top="0cm" fo:padding-bottom="0cm" fo:border="0.004cm solid #2e6da4">
        <style:background-image/>
      </style:table-cell-properties>
    </style:style>
    <style:style style:name="Table5" style:family="table">
      <style:table-properties style:width="16.51cm" fo:margin-left="-0.191cm" fo:margin-top="0cm" fo:margin-bottom="0cm" table:align="left"/>
    </style:style>
    <style:style style:name="Table5.A" style:family="table-column">
      <style:table-column-properties style:column-width="1.235cm"/>
    </style:style>
    <style:style style:name="Table5.B" style:family="table-column">
      <style:table-column-properties style:column-width="3.879cm"/>
    </style:style>
    <style:style style:name="Table5.C" style:family="table-column">
      <style:table-column-properties style:column-width="11.39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1e3a5f" fo:padding-left="0.191cm" fo:padding-right="0.191cm" fo:padding-top="0cm" fo:padding-bottom="0cm" fo:border="0.004cm solid #1e3a5f">
        <style:background-image/>
      </style:table-cell-properties>
    </style:style>
    <style:style style:name="Table5.A2" style:family="table-cell" style:data-style-name="N0">
      <style:table-cell-properties style:vertical-align="middle" fo:background-color="#1e3a5f" fo:padding-left="0.191cm" fo:padding-right="0.191cm" fo:padding-top="0cm" fo:padding-bottom="0cm" fo:border="0.004cm solid #cccccc">
        <style:background-image/>
      </style:table-cell-properties>
    </style:style>
    <style:style style:name="Table5.B2" style:family="table-cell">
      <style:table-cell-properties fo:background-color="#d6e4f0" fo:padding-left="0.191cm" fo:padding-right="0.191cm" fo:padding-top="0cm" fo:padding-bottom="0cm" fo:border="0.004cm solid #cccccc">
        <style:background-image/>
      </style:table-cell-properties>
    </style:style>
    <style:style style:name="Table5.C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6" style:family="table">
      <style:table-properties style:width="16.51cm" fo:margin-left="-0.191cm" fo:margin-top="0cm" fo:margin-bottom="0cm" fo:break-before="page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c55a11" fo:padding-left="0.191cm" fo:padding-right="0.191cm" fo:padding-top="0cm" fo:padding-bottom="0cm" fo:border="0.004cm solid #c55a11">
        <style:background-image/>
      </style:table-cell-properties>
    </style:style>
    <style:style style:name="Table6.A2" style:family="table-cell">
      <style:table-cell-properties fo:background-color="#fce5cd" fo:padding-left="0.191cm" fo:padding-right="0.191cm" fo:padding-top="0cm" fo:padding-bottom="0cm" fo:border="0.004cm solid #c55a11">
        <style:background-image/>
      </style:table-cell-properties>
    </style:style>
    <style:style style:name="Table7" style:family="table">
      <style:table-properties style:width="16.51cm" fo:margin-left="-0.191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8" style:family="table">
      <style:table-properties style:width="16.51cm" fo:margin-left="-0.191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9" style:family="table">
      <style:table-properties style:width="16.51cm" fo:margin-left="-0.191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0" style:family="table">
      <style:table-properties style:width="16.51cm" fo:margin-left="-0.191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1" style:family="table">
      <style:table-properties style:width="16.51cm" fo:margin-left="-0.191cm" fo:margin-top="0cm" fo:margin-bottom="0cm" table:align="left"/>
    </style:style>
    <style:style style:name="Table11.A" style:family="table-column">
      <style:table-column-properties style:column-width="16.51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2" style:family="table">
      <style:table-properties style:width="16.51cm" fo:margin-left="-0.191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2e6da4" fo:padding-left="0.191cm" fo:padding-right="0.191cm" fo:padding-top="0cm" fo:padding-bottom="0cm" fo:border="0.004cm solid #2e6da4">
        <style:background-image/>
      </style:table-cell-properties>
    </style:style>
    <style:style style:name="Table12.A2" style:family="table-cell">
      <style:table-cell-properties fo:background-color="#d6e4f0" fo:padding-left="0.191cm" fo:padding-right="0.191cm" fo:padding-top="0cm" fo:padding-bottom="0cm" fo:border="0.004cm solid #2e6da4">
        <style:background-image/>
      </style:table-cell-properties>
    </style:style>
    <style:style style:name="Table13" style:family="table">
      <style:table-properties style:width="16.51cm" fo:margin-left="-0.191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4" style:family="table">
      <style:table-properties style:width="16.51cm" fo:margin-left="-0.191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5" style:family="table">
      <style:table-properties style:width="16.51cm" fo:margin-left="-0.191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2e6da4" fo:padding-left="0.191cm" fo:padding-right="0.191cm" fo:padding-top="0cm" fo:padding-bottom="0cm" fo:border="0.004cm solid #2e6da4">
        <style:background-image/>
      </style:table-cell-properties>
    </style:style>
    <style:style style:name="Table15.A2" style:family="table-cell">
      <style:table-cell-properties fo:background-color="#d6e4f0" fo:padding-left="0.191cm" fo:padding-right="0.191cm" fo:padding-top="0cm" fo:padding-bottom="0cm" fo:border="0.004cm solid #2e6da4">
        <style:background-image/>
      </style:table-cell-properties>
    </style:style>
    <style:style style:name="Table16" style:family="table">
      <style:table-properties style:width="16.51cm" fo:margin-left="-0.191cm" fo:margin-top="0cm" fo:margin-bottom="0cm" table:align="left"/>
    </style:style>
    <style:style style:name="Table16.A" style:family="table-column">
      <style:table-column-properties style:column-width="1.235cm"/>
    </style:style>
    <style:style style:name="Table16.B" style:family="table-column">
      <style:table-column-properties style:column-width="15.274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background-color="#1e3a5f" fo:padding-left="0.191cm" fo:padding-right="0.191cm" fo:padding-top="0cm" fo:padding-bottom="0cm" fo:border="0.004cm solid #1e3a5f">
        <style:background-image/>
      </style:table-cell-properties>
    </style:style>
    <style:style style:name="Table16.B1" style:family="table-cell">
      <style:table-cell-properties fo:background-color="#d6e4f0" fo:padding-left="0.191cm" fo:padding-right="0.191cm" fo:padding-top="0cm" fo:padding-bottom="0cm" fo:border="0.004cm solid #cccccc">
        <style:background-image/>
      </style:table-cell-properties>
    </style:style>
    <style:style style:name="Table16.B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17" style:family="table">
      <style:table-properties style:width="16.51cm" fo:margin-left="-0.191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background-color="#2e6da4" fo:padding-left="0.191cm" fo:padding-right="0.191cm" fo:padding-top="0cm" fo:padding-bottom="0cm" fo:border="0.004cm solid #2e6da4">
        <style:background-image/>
      </style:table-cell-properties>
    </style:style>
    <style:style style:name="Table17.A2" style:family="table-cell">
      <style:table-cell-properties fo:background-color="#d6e4f0" fo:padding-left="0.191cm" fo:padding-right="0.191cm" fo:padding-top="0cm" fo:padding-bottom="0cm" fo:border="0.004cm solid #2e6da4">
        <style:background-image/>
      </style:table-cell-properties>
    </style:style>
    <style:style style:name="Table18" style:family="table">
      <style:table-properties style:width="16.51cm" fo:margin-left="-0.191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19" style:family="table">
      <style:table-properties style:width="16.51cm" fo:margin-left="-0.191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0" style:family="table">
      <style:table-properties style:width="16.51cm" fo:margin-left="-0.191cm" fo:margin-top="0cm" fo:margin-bottom="0cm" table:align="left"/>
    </style:style>
    <style:style style:name="Table20.A" style:family="table-column">
      <style:table-column-properties style:column-width="16.51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1" style:family="table">
      <style:table-properties style:width="16.51cm" fo:margin-left="-0.191cm" fo:margin-top="0cm" fo:margin-bottom="0cm" table:align="left"/>
    </style:style>
    <style:style style:name="Table21.A" style:family="table-column">
      <style:table-column-properties style:column-width="16.51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c55a11" fo:padding-left="0.191cm" fo:padding-right="0.191cm" fo:padding-top="0cm" fo:padding-bottom="0cm" fo:border="0.004cm solid #c55a11">
        <style:background-image/>
      </style:table-cell-properties>
    </style:style>
    <style:style style:name="Table21.A2" style:family="table-cell">
      <style:table-cell-properties fo:background-color="#fce5cd" fo:padding-left="0.191cm" fo:padding-right="0.191cm" fo:padding-top="0cm" fo:padding-bottom="0cm" fo:border="0.004cm solid #c55a11">
        <style:background-image/>
      </style:table-cell-properties>
    </style:style>
    <style:style style:name="Table22" style:family="table">
      <style:table-properties style:width="16.51cm" fo:margin-left="-0.191cm" fo:margin-top="0cm" fo:margin-bottom="0cm" table:align="left"/>
    </style:style>
    <style:style style:name="Table22.A" style:family="table-column">
      <style:table-column-properties style:column-width="16.51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3" style:family="table">
      <style:table-properties style:width="16.51cm" fo:margin-left="-0.191cm" fo:margin-top="0cm" fo:margin-bottom="0cm" table:align="left"/>
    </style:style>
    <style:style style:name="Table23.A" style:family="table-column">
      <style:table-column-properties style:column-width="16.51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4" style:family="table">
      <style:table-properties style:width="16.51cm" fo:margin-left="-0.191cm" fo:margin-top="0cm" fo:margin-bottom="0cm" table:align="left"/>
    </style:style>
    <style:style style:name="Table24.A" style:family="table-column">
      <style:table-column-properties style:column-width="16.51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5" style:family="table">
      <style:table-properties style:width="16.51cm" fo:margin-left="-0.191cm" fo:margin-top="0cm" fo:margin-bottom="0cm" table:align="left"/>
    </style:style>
    <style:style style:name="Table25.A" style:family="table-column">
      <style:table-column-properties style:column-width="16.51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background-color="#217346" fo:padding-left="0.191cm" fo:padding-right="0.191cm" fo:padding-top="0cm" fo:padding-bottom="0cm" fo:border="0.004cm solid #217346">
        <style:background-image/>
      </style:table-cell-properties>
    </style:style>
    <style:style style:name="Table25.A2" style:family="table-cell">
      <style:table-cell-properties fo:background-color="#d9ead3" fo:padding-left="0.191cm" fo:padding-right="0.191cm" fo:padding-top="0cm" fo:padding-bottom="0cm" fo:border="0.004cm solid #217346">
        <style:background-image/>
      </style:table-cell-properties>
    </style:style>
    <style:style style:name="Table26" style:family="table">
      <style:table-properties style:width="16.51cm" fo:margin-left="-0.191cm" fo:margin-top="0cm" fo:margin-bottom="0cm" table:align="left"/>
    </style:style>
    <style:style style:name="Table26.A" style:family="table-column">
      <style:table-column-properties style:column-width="16.51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background-color="#1e1e1e" fo:padding-left="0.191cm" fo:padding-right="0.191cm" fo:padding-top="0cm" fo:padding-bottom="0cm" fo:border="0.004cm solid #2b2b2b">
        <style:background-image/>
      </style:table-cell-properties>
    </style:style>
    <style:style style:name="Table27" style:family="table">
      <style:table-properties style:width="16.51cm" fo:margin-left="-0.191cm" fo:margin-top="0cm" fo:margin-bottom="0cm" table:align="left"/>
    </style:style>
    <style:style style:name="Table27.A" style:family="table-column">
      <style:table-column-properties style:column-width="6.172cm"/>
    </style:style>
    <style:style style:name="Table27.B" style:family="table-column">
      <style:table-column-properties style:column-width="10.336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background-color="#1e3a5f" fo:padding-left="0.191cm" fo:padding-right="0.191cm" fo:padding-top="0cm" fo:padding-bottom="0cm" fo:border="0.004cm solid #1e3a5f">
        <style:background-image/>
      </style:table-cell-properties>
    </style:style>
    <style:style style:name="Table27.A2" style:family="table-cell">
      <style:table-cell-properties fo:background-color="#fce5cd" fo:padding-left="0.191cm" fo:padding-right="0.191cm" fo:padding-top="0cm" fo:padding-bottom="0cm" fo:border="0.004cm solid #cccccc">
        <style:background-image/>
      </style:table-cell-properties>
    </style:style>
    <style:style style:name="Table27.B2" style:family="table-cell">
      <style:table-cell-properties fo:background-color="#f2f2f2" fo:padding-left="0.191cm" fo:padding-right="0.191cm" fo:padding-top="0cm" fo:padding-bottom="0cm" fo:border="0.004cm solid #cccccc">
        <style:background-image/>
      </style:table-cell-properties>
    </style:style>
    <style:style style:name="Table27.A3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28" style:family="table">
      <style:table-properties style:width="16.51cm" fo:margin-left="-0.191cm" fo:margin-top="0cm" fo:margin-bottom="0cm" table:align="left"/>
    </style:style>
    <style:style style:name="Table28.A" style:family="table-column">
      <style:table-column-properties style:column-width="16.51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background-color="#c55a11" fo:padding-left="0.191cm" fo:padding-right="0.191cm" fo:padding-top="0cm" fo:padding-bottom="0cm" fo:border="0.004cm solid #c55a11">
        <style:background-image/>
      </style:table-cell-properties>
    </style:style>
    <style:style style:name="Table28.A2" style:family="table-cell">
      <style:table-cell-properties fo:background-color="#fce5cd" fo:padding-left="0.191cm" fo:padding-right="0.191cm" fo:padding-top="0cm" fo:padding-bottom="0cm" fo:border="0.004cm solid #c55a1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1.411cm" fo:margin-bottom="0.353cm" fo:text-align="center" style:justify-single-word="false" style:page-number="auto"/>
    </style:style>
    <style:style style:name="P3" style:family="paragraph" style:parent-style-name="Standard">
      <style:paragraph-properties fo:margin-top="0cm" fo:margin-bottom="0.176cm" fo:text-align="center" style:justify-single-word="false"/>
    </style:style>
    <style:style style:name="P4" style:family="paragraph" style:parent-style-name="Standard">
      <style:paragraph-properties fo:margin-top="0.141cm" fo:margin-bottom="0cm"/>
    </style:style>
    <style:style style:name="P5" style:family="paragraph" style:parent-style-name="Standard">
      <style:paragraph-properties fo:padding-left="0cm" fo:padding-right="0cm" fo:padding-top="0cm" fo:padding-bottom="0.141cm" fo:border-left="none" fo:border-right="none" fo:border-top="none" fo:border-bottom="0.018cm solid #2e6da4">
        <style:tab-stops>
          <style:tab-stop style:position="15.921cm" style:type="right"/>
        </style:tab-stops>
      </style:paragraph-properties>
    </style:style>
    <style:style style:name="P6" style:family="paragraph" style:parent-style-name="Standard">
      <style:paragraph-properties fo:margin-top="0.353cm" fo:margin-bottom="0.282cm" fo:padding-left="0cm" fo:padding-right="0cm" fo:padding-top="0cm" fo:padding-bottom="0.141cm" fo:border-left="none" fo:border-right="none" fo:border-top="none" fo:border-bottom="0.018cm solid #2e6da4"/>
    </style:style>
    <style:style style:name="P7" style:family="paragraph" style:parent-style-name="Standard">
      <style:paragraph-properties fo:margin-top="0.141cm" fo:margin-bottom="0.176cm"/>
    </style:style>
    <style:style style:name="P8" style:family="paragraph" style:parent-style-name="Standard">
      <style:paragraph-properties fo:margin-top="0.106cm" fo:margin-bottom="0cm"/>
    </style:style>
    <style:style style:name="P9" style:family="paragraph" style:parent-style-name="Standard">
      <style:paragraph-properties fo:margin-top="0.212cm" fo:margin-bottom="0cm"/>
    </style:style>
    <style:style style:name="P10" style:family="paragraph" style:parent-style-name="Standard">
      <style:paragraph-properties fo:margin-top="0.212cm" fo:margin-bottom="0cm" fo:break-before="page"/>
    </style:style>
    <style:style style:name="P11" style:family="paragraph" style:parent-style-name="Standard">
      <style:paragraph-properties fo:margin-top="0.106cm" fo:margin-bottom="0.106cm"/>
    </style:style>
    <style:style style:name="P12" style:family="paragraph" style:parent-style-name="Standard">
      <style:paragraph-properties fo:margin-top="0.071cm" fo:margin-bottom="0.071cm"/>
    </style:style>
    <style:style style:name="P13" style:family="paragraph" style:parent-style-name="Standard">
      <style:paragraph-properties fo:margin-top="0.176cm" fo:margin-bottom="0cm"/>
    </style:style>
    <style:style style:name="P14" style:family="paragraph" style:parent-style-name="Standard">
      <style:paragraph-properties fo:padding-left="0cm" fo:padding-right="0cm" fo:padding-top="0.141cm" fo:padding-bottom="0cm" fo:border-left="none" fo:border-right="none" fo:border-top="0.018cm solid #2e6da4" fo:border-bottom="none">
        <style:tab-stops>
          <style:tab-stop style:position="15.921cm" style:type="right"/>
        </style:tab-stops>
      </style:paragraph-properties>
    </style:style>
    <style:style style:name="P15" style:family="paragraph" style:parent-style-name="List_20_Paragraph" style:list-style-name="WWNum2">
      <style:paragraph-properties fo:margin-top="0.106cm" fo:margin-bottom="0.106cm"/>
    </style:style>
    <style:style style:name="T1" style:family="text">
      <style:text-properties fo:text-transform="uppercase" fo:color="#1e3a5f" fo:font-size="36pt" fo:font-weight="bold" style:font-size-asian="36pt" style:font-weight-asian="bold" style:font-size-complex="36pt" style:font-weight-complex="bold"/>
    </style:style>
    <style:style style:name="T2" style:family="text">
      <style:text-properties fo:text-transform="uppercase" fo:color="#1e3a5f" fo:font-size="16pt" fo:font-weight="bold" style:font-size-asian="16pt" style:font-weight-asian="bold" style:font-size-complex="16pt" style:font-weight-complex="bold"/>
    </style:style>
    <style:style style:name="T3" style:family="text">
      <style:text-properties fo:text-transform="uppercase" fo:color="#2e6da4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1e3a5f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1e3a5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1e3a5f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7" style:family="text">
      <style:text-properties fo:color="#1e3a5f" fo:font-weight="bold" style:font-weight-asian="bold" style:font-weight-complex="bold"/>
    </style:style>
    <style:style style:name="T8" style:family="text">
      <style:text-properties fo:color="#2e6da4" fo:font-size="18pt" style:font-size-asian="18pt" style:font-size-complex="18pt"/>
    </style:style>
    <style:style style:name="T9" style:family="text">
      <style:text-properties fo:color="#2e6da4" fo:font-weight="bold" style:font-weight-asian="bold" style:font-weight-complex="bold"/>
    </style:style>
    <style:style style:name="T10" style:family="text">
      <style:text-properties fo:color="#2e6da4"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d4d4d4" style:font-name="Courier New" fo:font-size="10pt" style:font-name-asian="Courier New1" style:font-size-asian="10pt" style:font-name-complex="Courier New1" style:font-size-complex="10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.5pt" fo:font-style="italic" style:font-size-asian="10.5pt" style:font-style-asian="italic" style:font-size-complex="10.5pt" style:font-style-complex="italic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color="#888888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 &amp; GITHUB</text:span></text:p>
      <text:p text:style-name="P3"><text:span text:style-name="T8">Guía base para no entrar en pánico.</text:span></text:p>
      <text:p text:style-name="P3"><text:span text:style-name="T8">Flujo profesional de ramas, resolución de conflictos</text:span></text:p>
      <text:p text:style-name="P3"><text:span text:style-name="T8">y pipeline CI/CD hacia producción</text:span></text:p>
      <text:p text:style-name="P4"><text:span text:style-name="T4"/></text:p>
      <text:p text:style-name="P6"><text:span text:style-name="T2">CONTEXTO PROFESIONAL</text:span></text:p>
      <text:p text:style-name="P4"/>
      <text:p text:style-name="P7"><text:span text:style-name="T11">Antes de tocar código, vamos a entender cómo funciona Git en un equipo real. La mayoría de empresas usan una variante del modelo conocido como GitHub Flow o GitFlow. El objetivo es que el código que llega a la rama main/master siempre esté probado y listo para producción.</text:span></text:p>
      <text:h text:style-name="Heading_20_2" text:outline-level="2"><text:span text:style-name="T9">El modelo de ramas más habitual en empresas</text:span>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13">Rama</text:span></text:p>
          </table:table-cell>
          <table:table-cell table:style-name="Table2.A1" office:value-type="string">
            <text:p text:style-name="Standard"><text:span text:style-name="T13">Entorno</text:span></text:p>
          </table:table-cell>
          <table:table-cell table:style-name="Table2.A1" office:value-type="string">
            <text:p text:style-name="Standard"><text:span text:style-name="T13">Descripció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6">main / master</text:span></text:p>
          </table:table-cell>
          <table:table-cell table:style-name="Table2.A2" office:value-type="string">
            <text:p text:style-name="Standard"><text:span text:style-name="T15">PRODUCCIÓN</text:span></text:p>
          </table:table-cell>
          <table:table-cell table:style-name="Table2.A2" office:value-type="string">
            <text:p text:style-name="Standard"><text:span text:style-name="T11">Código en vivo. Nunca se sube directamente aquí.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6">develop</text:span></text:p>
          </table:table-cell>
          <table:table-cell table:style-name="Table2.A3" office:value-type="string">
            <text:p text:style-name="Standard"><text:span text:style-name="T15">Pre-producción / Staging</text:span></text:p>
          </table:table-cell>
          <table:table-cell table:style-name="Table2.A3" office:value-type="string">
            <text:p text:style-name="Standard"><text:span text:style-name="T11">Integración continua. Base para nuevas features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6">feature/nombre</text:span></text:p>
          </table:table-cell>
          <table:table-cell table:style-name="Table2.A2" office:value-type="string">
            <text:p text:style-name="Standard"><text:span text:style-name="T15">Local / Dev</text:span></text:p>
          </table:table-cell>
          <table:table-cell table:style-name="Table2.A2" office:value-type="string">
            <text:p text:style-name="Standard"><text:span text:style-name="T11">Cada nueva funcionalidad en su propia rama.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6">hotfix/nombre</text:span></text:p>
          </table:table-cell>
          <table:table-cell table:style-name="Table2.A3" office:value-type="string">
            <text:p text:style-name="Standard"><text:span text:style-name="T15">Urgente</text:span></text:p>
          </table:table-cell>
          <table:table-cell table:style-name="Table2.A3" office:value-type="string">
            <text:p text:style-name="Standard"><text:span text:style-name="T11">Correcciones críticas que van directamente a main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6">release/v1.x</text:span></text:p>
          </table:table-cell>
          <table:table-cell table:style-name="Table2.A2" office:value-type="string">
            <text:p text:style-name="Standard"><text:span text:style-name="T15">QA / Testing</text:span></text:p>
          </table:table-cell>
          <table:table-cell table:style-name="Table2.A2" office:value-type="string">
            <text:p text:style-name="Standard"><text:span text:style-name="T11">Rama de estabilización antes de publicar.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3">¿Qué es un pipeline CI/CD?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1">CI (Continuous Integration): Cada vez que haces push, se ejecutan automáticamente los tests.</text:span></text:p>
            <text:p text:style-name="P11"><text:span text:style-name="T11">CD (Continuous Deployment): Si los tests pasan, el código se despliega automáticamente al entorno destino.</text:span></text:p>
            <text:p text:style-name="P11"><text:span text:style-name="T11">En GitHub esto se implementa con GitHub Actions: archivos .yml en la carpeta .github/workflows/</text:span></text:p>
            <text:p text:style-name="P11"><text:span text:style-name="T11">En esta práctica configuraremos un pipeline real que ejecuta tests y bloquea merges si fallan.</text:span></text:p>
          </table:table-cell>
        </table:table-row>
      </table:table>
      <text:p text:style-name="P6"><text:span text:style-name="T2">Comandos básicos gi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3">#</text:span></text:p>
          </table:table-cell>
          <table:table-cell table:style-name="Table5.A1" office:value-type="string">
            <text:p text:style-name="Standard"><text:span text:style-name="T13">Acción</text:span></text:p>
          </table:table-cell>
          <table:table-cell table:style-name="Table5.A1" office:value-type="string">
            <text:p text:style-name="Standard"><text:span text:style-name="T13">Detalle</text:span></text:p>
          </table:table-cell>
        </table:table-row>
        <table:table-row table:style-name="Table5.1">
          <table:table-cell table:style-name="Table5.A2" office:value-type="float" office:value="1">
            <text:p text:style-name="P1"><text:span text:style-name="T14">1</text:span></text:p>
          </table:table-cell>
          <table:table-cell table:style-name="Table5.B2" office:value-type="string">
            <text:p text:style-name="Standard"><text:span text:style-name="T5">Clonar en local</text:span></text:p>
          </table:table-cell>
          <table:table-cell table:style-name="Table5.C2" office:value-type="string">
            <text:p text:style-name="Standard"><text:span text:style-name="T11">git clone https://github.com/tu-usuario/practica-git-cicd.git</text:span></text:p>
          </table:table-cell>
        </table:table-row>
        <table:table-row table:style-name="Table5.1">
          <table:table-cell table:style-name="Table5.A2" office:value-type="float" office:value="2">
            <text:p text:style-name="P1"><text:span text:style-name="T14">2</text:span></text:p>
          </table:table-cell>
          <table:table-cell table:style-name="Table5.B2" office:value-type="string">
            <text:p text:style-name="Standard"><text:span text:style-name="T5">Entrar al directorio</text:span></text:p>
          </table:table-cell>
          <table:table-cell table:style-name="Table5.C2" office:value-type="string">
            <text:p text:style-name="Standard"><text:span text:style-name="T11">cd practica-git-cicd</text:span></text:p>
          </table:table-cell>
        </table:table-row>
        <table:table-row table:style-name="Table5.1">
          <table:table-cell table:style-name="Table5.A2" office:value-type="float" office:value="3">
            <text:p text:style-name="P1"><text:span text:style-name="T14">3</text:span></text:p>
          </table:table-cell>
          <table:table-cell table:style-name="Table5.B2" office:value-type="string">
            <text:p text:style-name="Standard"><text:span text:style-name="T5">Crear rama develop</text:span></text:p>
          </table:table-cell>
          <table:table-cell table:style-name="Table5.C2" office:value-type="string">
            <text:p text:style-name="Standard"><text:span text:style-name="T11">git checkout -b develop <text:s/>&amp;&amp; <text:s/>git push -u origin develop</text:span></text:p>
          </table:table-cell>
        </table:table-row>
        <table:table-row table:style-name="Table5.1">
          <table:table-cell table:style-name="Table5.A2" office:value-type="float" office:value="4">
            <text:p text:style-name="P1"><text:span text:style-name="T14">4</text:span></text:p>
          </table:table-cell>
          <table:table-cell table:style-name="Table5.B2" office:value-type="string">
            <text:p text:style-name="Standard"><text:span text:style-name="T5">Proteger ramas en GitHub</text:span></text:p>
          </table:table-cell>
          <table:table-cell table:style-name="Table5.C2" office:value-type="string">
            <text:p text:style-name="Standard"><text:span text:style-name="T11">Settings &gt; Branches &gt; Add rule: main y develop. Marca: Require pull request before merging.</text:span></text:p>
          </table:table-cell>
        </table:table-row>
      </table:table>
      <text:p text:style-name="P9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3">⚠ <text:s/>Proteger las ramas — Paso crítico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1">En cualquier empresa seria, NADIE puede hacer push directo a main. Todo pasa por Pull Request.</text:span></text:p>
            <text:p text:style-name="P11"><text:span text:style-name="T11">La opción 'Require status checks to pass before merging' bloquea el merge si los tests fallan.</text:span></text:p>
            <text:p text:style-name="P11"><text:span text:style-name="T11">Esto es lo que aprenderás a configurar y respetar en esta práctica.</text:span></text:p>
          </table:table-cell>
        </table:table-row>
      </table:table>
      <text:p text:style-name="P6"><text:span text:style-name="T3"/></text:p>
      <text:p text:style-name="P6"><text:span text:style-name="T3"><text:s/></text:span><text:span text:style-name="T2">DESARROLLO CON FEATURE BRANCHES</text:span></text:p>
      <text:h text:style-name="Heading_20_2" text:outline-level="2"><text:span text:style-name="T9">2.1 — Crear tu primera feature branch</text:span></text:h>
      <text:p text:style-name="P7"><text:span text:style-name="T11">Nunca desarrolles directamente en develop ni en main. Cada tarea, ticket o historia de usuario tiene su propia rama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span text:style-name="T16"># Asegúrate de partir siempre desde develop actualizado</text:span></text:p>
            <text:p text:style-name="P12"><text:span text:style-name="T16">git checkout develop</text:span></text:p>
            <text:p text:style-name="P12"><text:span text:style-name="T16">git pull origin develop</text:span></text:p>
            <text:p text:style-name="P12"/>
            <text:p text:style-name="P12"><text:span text:style-name="T16"># Crear rama de feature (nomenclatura empresarial habitual)</text:span></text:p>
            <text:p text:style-name="P12"><text:span text:style-name="T16"># Formato: feature/ID-descripcion-corta</text:span></text:p>
            <text:p text:style-name="P12"><text:span text:style-name="T16">git checkout -b feature/01-calculadora-basica</text:span></text:p>
            <text:p text:style-name="P12"/>
            <text:p text:style-name="P12"><text:span text:style-name="T16"># Verificar en qué rama estás</text:span></text:p>
            <text:p text:style-name="P12"><text:span text:style-name="T16">git branch</text:span></text:p>
          </table:table-cell>
        </table:table-row>
      </table:table>
      <text:p text:style-name="P13"/>
      <text:h text:style-name="Heading_20_2" text:outline-level="2"><text:span text:style-name="T9">2.2 — Añadir código y hacer commits</text:span></text:h>
      <text:p text:style-name="P7"><text:span text:style-name="T11">Crea los siguientes archivos en el proyecto:</text:span></text:p>
      <text:p text:style-name="P8"/>
      <text:h text:style-name="Heading_20_3" text:outline-level="3"><text:span text:style-name="T7">Archivo: calculadora.js</text:span>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<text:span text:style-name="T16">// calculadora.js</text:span></text:p>
            <text:p text:style-name="P12"><text:span text:style-name="T16">function sumar(a, b) {</text:span></text:p>
            <text:p text:style-name="P12"><text:span text:style-name="T16"><text:s text:c="2"/>return a + b;</text:span></text:p>
            <text:p text:style-name="P12"><text:span text:style-name="T16">}</text:span></text:p>
            <text:p text:style-name="P12"/>
            <text:p text:style-name="P12"><text:span text:style-name="T16">function restar(a, b) {</text:span></text:p>
            <text:p text:style-name="P12"><text:span text:style-name="T16"><text:s text:c="2"/>return a - b;</text:span></text:p>
            <text:p text:style-name="P12"><text:span text:style-name="T16">}</text:span></text:p>
            <text:p text:style-name="P12"/>
            <text:p text:style-name="P12"><text:span text:style-name="T16">function multiplicar(a, b) {</text:span></text:p>
            <text:p text:style-name="P12"><text:span text:style-name="T16"><text:s text:c="2"/>return a * b;</text:span></text:p>
            <text:p text:style-name="P12"><text:span text:style-name="T16">}</text:span></text:p>
            <text:p text:style-name="P12"/>
            <text:p text:style-name="P12"><text:span text:style-name="T16">module.exports = { sumar, restar, multiplicar };</text:span></text:p>
          </table:table-cell>
        </table:table-row>
      </table:table>
      <text:p text:style-name="P8"/>
      <text:h text:style-name="Heading_20_3" text:outline-level="3"><text:soft-page-break/><text:span text:style-name="T7">Archivo: calculadora.test.js</text:span>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span text:style-name="T16">// calculadora.test.js</text:span></text:p>
            <text:p text:style-name="P12"><text:span text:style-name="T16">const { sumar, restar, multiplicar } = require('./calculadora');</text:span></text:p>
            <text:p text:style-name="P12"/>
            <text:p text:style-name="P12"><text:span text:style-name="T16">test('sumar 2 + 3 = 5', () =&gt; {</text:span></text:p>
            <text:p text:style-name="P12"><text:span text:style-name="T16"><text:s text:c="2"/>expect(sumar(2, 3)).toBe(5);</text:span></text:p>
            <text:p text:style-name="P12"><text:span text:style-name="T16">});</text:span></text:p>
            <text:p text:style-name="P12"/>
            <text:p text:style-name="P12"><text:span text:style-name="T16">test('restar 10 - 4 = 6', () =&gt; {</text:span></text:p>
            <text:p text:style-name="P12"><text:span text:style-name="T16"><text:s text:c="2"/>expect(restar(10, 4)).toBe(6);</text:span></text:p>
            <text:p text:style-name="P12"><text:span text:style-name="T16">});</text:span></text:p>
            <text:p text:style-name="P12"/>
            <text:p text:style-name="P12"><text:span text:style-name="T16">test('multiplicar 3 * 4 = 12', () =&gt; {</text:span></text:p>
            <text:p text:style-name="P12"><text:span text:style-name="T16"><text:s text:c="2"/>expect(multiplicar(3, 4)).toBe(12);</text:span></text:p>
            <text:p text:style-name="P12"><text:span text:style-name="T16">});</text:span></text:p>
          </table:table-cell>
        </table:table-row>
      </table:table>
      <text:p text:style-name="P8"/>
      <text:h text:style-name="Heading_20_3" text:outline-level="3"><text:span text:style-name="T7">Archivo: package.json</text:span>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T16">{</text:span></text:p>
            <text:p text:style-name="P12"><text:span text:style-name="T16"><text:s text:c="2"/>"name": "practica-git-cicd",</text:span></text:p>
            <text:p text:style-name="P12"><text:span text:style-name="T16"><text:s text:c="2"/>"version": "1.0.0",</text:span></text:p>
            <text:p text:style-name="P12"><text:span text:style-name="T16"><text:s text:c="2"/>"scripts": {</text:span></text:p>
            <text:p text:style-name="P12"><text:span text:style-name="T16"><text:s text:c="4"/>"test": "jest"</text:span></text:p>
            <text:p text:style-name="P12"><text:span text:style-name="T16"><text:s text:c="2"/>},</text:span></text:p>
            <text:p text:style-name="P12"><text:span text:style-name="T16"><text:s text:c="2"/>"devDependencies": {</text:span></text:p>
            <text:p text:style-name="P12"><text:span text:style-name="T16"><text:s text:c="4"/>"jest": "^29.0.0"</text:span></text:p>
            <text:p text:style-name="P12"><text:span text:style-name="T16"><text:s text:c="2"/>}</text:span></text:p>
            <text:p text:style-name="P12"><text:span text:style-name="T16">}</text:span></text:p>
          </table:table-cell>
        </table:table-row>
      </table:table>
      <text:p text:style-name="P4"/>
      <text:h text:style-name="Heading_20_2" text:outline-level="2"><text:span text:style-name="T9">2.3 — Buenas prácticas de commits (Conventional Commits)</text:span></text:h>
      <text:p text:style-name="P7"><text:span text:style-name="T11">En la mayoría de empresas se usa la convención Conventional Commits. El formato es:</text:span></text:p>
      <text:p text:style-name="P8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<text:span text:style-name="T16"># Formato: tipo(scope): descripción en imperativo, en inglés o español</text:span></text:p>
            <text:p text:style-name="P12"/>
            <text:p text:style-name="P12"><text:span text:style-name="T16"># Tipos más comunes:</text:span></text:p>
            <text:p text:style-name="P12"><text:span text:style-name="T16"># feat: <text:s text:c="4"/>nueva funcionalidad</text:span></text:p>
            <text:p text:style-name="P12"><text:span text:style-name="T16"># fix: <text:s text:c="5"/>corrección de bug</text:span></text:p>
            <text:p text:style-name="P12"><text:span text:style-name="T16"># test: <text:s text:c="4"/>añadir o modificar tests</text:span></text:p>
            <text:p text:style-name="P12"><text:span text:style-name="T16"># docs: <text:s text:c="4"/>cambios en documentación</text:span></text:p>
            <text:p text:style-name="P12"><text:span text:style-name="T16"># refactor: mejora de código sin cambiar funcionalidad</text:span></text:p>
            <text:p text:style-name="P12"><text:span text:style-name="T16"># chore: <text:s text:c="3"/>tareas de mantenimiento (dependencias, CI...)</text:span></text:p>
            <text:p text:style-name="P12"/>
            <text:p text:style-name="P12"><text:span text:style-name="T16"># Ejemplo real:</text:span></text:p>
            <text:p text:style-name="P12"><text:span text:style-name="T16">git add calculadora.js calculadora.test.js package.json</text:span></text:p>
            <text:p text:style-name="P12"><text:span text:style-name="T16">git commit -m "feat(calculadora): add basic arithmetic functions with tests"</text:span></text:p>
            <text:p text:style-name="P12"/>
            <text:p text:style-name="P12"><text:soft-page-break/><text:span text:style-name="T16"># Subir la rama al remoto</text:span></text:p>
            <text:p text:style-name="P12"><text:span text:style-name="T16">git push -u origin feature/01-calculadora-basica</text:span></text:p>
          </table:table-cell>
        </table:table-row>
      </table:table>
      <text:p text:style-name="P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13">¿Por qué commits pequeños y descriptivos?</text:span></text:p>
          </table:table-cell>
        </table:table-row>
        <table:table-row table:style-name="Table12.1">
          <table:table-cell table:style-name="Table12.A2" office:value-type="string">
            <text:p text:style-name="P11"><text:span text:style-name="T11">En code review, commits pequeños son más fáciles de revisar.</text:span></text:p>
            <text:p text:style-name="P11"><text:span text:style-name="T11">Con git bisect puedes localizar exactamente qué commit introdujo un bug.</text:span></text:p>
            <text:p text:style-name="P11"><text:span text:style-name="T11">El historial se convierte en documentación del proyecto.</text:span></text:p>
            <text:p text:style-name="P11"><text:span text:style-name="T11">Herramientas como semantic-release generan el CHANGELOG automáticamente.</text:span></text:p>
          </table:table-cell>
        </table:table-row>
      </table:table>
      <text:p text:style-name="P6"><text:span text:style-name="T2">PIPELINE CI/CD CON GITHUB ACTIONS</text:span></text:p>
      <text:p text:style-name="P4"/>
      <text:p text:style-name="P7"><text:span text:style-name="T11">Antes de abrir el Pull Request, vamos a configurar el pipeline. Así, cuando hagas push, GitHub ejecutará los tests automáticamente.</text:span></text:p>
      <text:h text:style-name="Heading_20_2" text:outline-level="2"><text:span text:style-name="T9">3.1 — Crear el workflow de GitHub Actions</text:span></text:h>
      <text:p text:style-name="P7"><text:span text:style-name="T11">Crea la siguiente estructura de carpetas y archivo desde la rama develop:</text:span></text:p>
      <text:p text:style-name="P8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<text:span text:style-name="T16">mkdir -p .github/workflows</text:span></text:p>
            <text:p text:style-name="P12"><text:span text:style-name="T16"># Crea el archivo con tu editor:</text:span></text:p>
            <text:p text:style-name="P12"><text:span text:style-name="T16">code .github/workflows/ci.yml</text:span></text:p>
          </table:table-cell>
        </table:table-row>
      </table:table>
      <text:p text:style-name="P8"/>
      <text:h text:style-name="Heading_20_3" text:outline-level="3"><text:span text:style-name="T7">Archivo: .github/workflows/ci.yml</text:span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<text:span text:style-name="T16">name: CI Pipeline</text:span></text:p>
            <text:p text:style-name="P12"/>
            <text:p text:style-name="P12"><text:span text:style-name="T16"># Se ejecuta en push y pull_request hacia main y develop</text:span></text:p>
            <text:p text:style-name="P12"><text:span text:style-name="T16">on:</text:span></text:p>
            <text:p text:style-name="P12"><text:span text:style-name="T16"><text:s text:c="2"/>push:</text:span></text:p>
            <text:p text:style-name="P12"><text:span text:style-name="T16"><text:s text:c="4"/>branches: [ main, develop ]</text:span></text:p>
            <text:p text:style-name="P12"><text:span text:style-name="T16"><text:s text:c="2"/>pull_request:</text:span></text:p>
            <text:p text:style-name="P12"><text:span text:style-name="T16"><text:s text:c="4"/>branches: [ main, develop ]</text:span></text:p>
            <text:p text:style-name="P12"/>
            <text:p text:style-name="P12"><text:span text:style-name="T16">jobs:</text:span></text:p>
            <text:p text:style-name="P12"><text:span text:style-name="T16"><text:s text:c="2"/>test:</text:span></text:p>
            <text:p text:style-name="P12"><text:span text:style-name="T16"><text:s text:c="4"/>name: Run Tests</text:span></text:p>
            <text:p text:style-name="P12"><text:span text:style-name="T16"><text:s text:c="4"/>runs-on: ubuntu-latest</text:span></text:p>
            <text:p text:style-name="P12"/>
            <text:p text:style-name="P12"><text:span text:style-name="T16"><text:s text:c="4"/>steps:</text:span></text:p>
            <text:p text:style-name="P12"><text:span text:style-name="T16"><text:s text:c="6"/>- name: Checkout code</text:span></text:p>
            <text:p text:style-name="P12"><text:span text:style-name="T16"><text:s text:c="8"/>uses: actions/checkout@v4</text:span></text:p>
            <text:p text:style-name="P12"/>
            <text:p text:style-name="P12"><text:span text:style-name="T16"><text:s text:c="6"/>- name: Setup Node.js</text:span></text:p>
            <text:p text:style-name="P12"><text:span text:style-name="T16"><text:s text:c="8"/>uses: actions/setup-node@v4</text:span></text:p>
            <text:p text:style-name="P12"><text:span text:style-name="T16"><text:s text:c="8"/>with:</text:span></text:p>
            <text:p text:style-name="P12"><text:span text:style-name="T16"><text:s text:c="10"/>node-version: '20'</text:span></text:p>
            <text:p text:style-name="P12"><text:soft-page-break/><text:span text:style-name="T16"><text:s text:c="10"/>cache: 'npm'</text:span></text:p>
            <text:p text:style-name="P12"/>
            <text:p text:style-name="P12"><text:span text:style-name="T16"><text:s text:c="6"/>- name: Install dependencies</text:span></text:p>
            <text:p text:style-name="P12"><text:span text:style-name="T16"><text:s text:c="8"/>run: npm ci</text:span></text:p>
            <text:p text:style-name="P12"/>
            <text:p text:style-name="P12"><text:span text:style-name="T16"><text:s text:c="6"/>- name: Run tests</text:span></text:p>
            <text:p text:style-name="P12"><text:span text:style-name="T16"><text:s text:c="8"/>run: npm test</text:span></text:p>
            <text:p text:style-name="P12"/>
            <text:p text:style-name="P12"><text:span text:style-name="T16"><text:s text:c="6"/>- name: Upload test results</text:span></text:p>
            <text:p text:style-name="P12"><text:span text:style-name="T16"><text:s text:c="8"/>if: always()</text:span></text:p>
            <text:p text:style-name="P12"><text:span text:style-name="T16"><text:s text:c="8"/>uses: actions/upload-artifact@v4</text:span></text:p>
            <text:p text:style-name="P12"><text:span text:style-name="T16"><text:s text:c="8"/>with:</text:span></text:p>
            <text:p text:style-name="P12"><text:span text:style-name="T16"><text:s text:c="10"/>name: test-results</text:span></text:p>
            <text:p text:style-name="P12"><text:span text:style-name="T16"><text:s text:c="10"/>path: coverage/</text:span></text:p>
          </table:table-cell>
        </table:table-row>
      </table:table>
      <text:p text:style-name="P4"/>
      <text:h text:style-name="Heading_20_2" text:outline-level="2"><text:span text:style-name="T9">3.2 — Activar la protección por status checks</text:span></text:h>
      <text:p text:style-name="P7"><text:span text:style-name="T11">Una vez el workflow haya corrido al menos una vez, ve a: GitHub &gt; Settings &gt; Branches &gt; Edita la regla de main y develop y activa: 'Require status checks to pass before merging' seleccionando 'test (CI Pipeline)'.</text:span></text:p>
      <text:p text:style-name="P4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Standard"><text:span text:style-name="T13">Anatomy of a GitHub Actions Workflow</text:span></text:p>
          </table:table-cell>
        </table:table-row>
        <table:table-row table:style-name="Table15.1">
          <table:table-cell table:style-name="Table15.A2" office:value-type="string">
            <text:p text:style-name="P11"><text:span text:style-name="T11">on: <text:s text:c="9"/>Eventos que disparan el pipeline (push, pull_request, schedule...)</text:span></text:p>
            <text:p text:style-name="P11"><text:span text:style-name="T11">jobs: <text:s text:c="7"/>Conjunto de tareas que corren en paralelo o en secuencia.</text:span></text:p>
            <text:p text:style-name="P11"><text:span text:style-name="T11">runs-on: <text:s text:c="4"/>La máquina virtual donde corre el job (ubuntu, windows, macos).</text:span></text:p>
            <text:p text:style-name="P11"><text:span text:style-name="T11">steps: <text:s text:c="6"/>Pasos dentro de un job. Cada step tiene 'name', 'uses' o 'run'.</text:span></text:p>
            <text:p text:style-name="P11"><text:span text:style-name="T11">uses: <text:s text:c="7"/>Reutiliza una acción predefinida (checkout, setup-node...).</text:span></text:p>
            <text:p text:style-name="P11"><text:span text:style-name="T11">run: <text:s text:c="8"/>Ejecuta comandos shell directamente.</text:span></text:p>
          </table:table-cell>
        </table:table-row>
      </table:table>
      <text:p text:style-name="P6"><text:span text:style-name="T2"/></text:p>
      <text:p text:style-name="P6"><text:span text:style-name="T2">PULL REQUESTS Y CODE REVIEW</text:span></text:p>
      <text:p text:style-name="P4"/>
      <text:p text:style-name="P7"><text:span text:style-name="T11">El Pull Request (PR) es el corazón del flujo colaborativo. Es donde ocurre la revisión del código antes de que llegue a las ramas protegidas.</text:span></text:p>
      <text:p text:style-name="P4"/>
      <text:h text:style-name="Heading_20_2" text:outline-level="2"><text:span text:style-name="T9">4.1 — Abrir el Pull Request</text:span></text:h>
      <text:p text:style-name="P7"><text:span text:style-name="T11">Desde GitHub, crea un PR desde feature/01-calculadora-basica hacia develop:</text:span></text:p>
      <text:p text:style-name="P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"><text:span text:style-name="T13">1</text:span></text:p>
          </table:table-cell>
          <table:table-cell table:style-name="Table16.B1" office:value-type="string">
            <text:p text:style-name="Standard"><text:span text:style-name="T11">Título claro: "feat(calculadora): add basic arithmetic functions"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13">2</text:span></text:p>
          </table:table-cell>
          <table:table-cell table:style-name="Table16.B2" office:value-type="string">
            <text:p text:style-name="Standard"><text:span text:style-name="T11">Descripción: ¿Qué hace? ¿Por qué? ¿Cómo probarlo? Enlaza al ticket/issue si existe.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13">3</text:span></text:p>
          </table:table-cell>
          <table:table-cell table:style-name="Table16.B1" office:value-type="string">
            <text:p text:style-name="Standard"><text:span text:style-name="T11">Espera a que pasen los checks del CI. Si fallan, arréglalo ANTES de pedir review.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13">4</text:span></text:p>
          </table:table-cell>
          <table:table-cell table:style-name="Table16.B2" office:value-type="string">
            <text:p text:style-name="Standard"><text:span text:style-name="T11">Asigna un Reviewer (compañero de práctica). Usa Labels para categorizar (feature, bugfix...).</text:span></text:p>
          </table:table-cell>
        </table:table-row>
      </table:table>
      <text:p text:style-name="P9"/>
      <text:h text:style-name="Heading_20_2" text:outline-level="2"><text:soft-page-break/><text:span text:style-name="T9">4.2 — Hacer code review</text:span></text:h>
      <text:p text:style-name="P7"><text:span text:style-name="T11">Intercambia el rol con tu compañero. Ve al PR y revisa el código. Deja al menos 2 comentarios (uno positivo, uno de mejora). En GitHub puedes:</text:span></text:p>
      <text:p text:style-name="P8"/>
      <text:list xml:id="list1916114062572704023" text:style-name="WWNum2">
        <text:list-item>
          <text:p text:style-name="P15"><text:span text:style-name="T11">Comentar líneas específicas del diff haciendo clic en el número de línea.</text:span></text:p>
        </text:list-item>
        <text:list-item>
          <text:p text:style-name="P15"><text:span text:style-name="T11">Aprobar el PR con 'Approve', solicitar cambios con 'Request changes', o simplemente comentar.</text:span></text:p>
        </text:list-item>
        <text:list-item>
          <text:p text:style-name="P15"><text:span text:style-name="T11">Una vez aprobado, hacer merge con la opción 'Squash and merge' (muy común en empresas).</text:span></text:p>
        </text:list-item>
      </text:list>
      <text:p text:style-name="P1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Standard"><text:span text:style-name="T13">Tipos de merge en GitHub — ¿cuál usar?</text:span></text:p>
          </table:table-cell>
        </table:table-row>
        <table:table-row table:style-name="Table17.1">
          <table:table-cell table:style-name="Table17.A2" office:value-type="string">
            <text:p text:style-name="P11"><text:span text:style-name="T11">Create a merge commit: Preserva todo el historial. El más informativo pero genera ruido.</text:span></text:p>
            <text:p text:style-name="P11"><text:span text:style-name="T11">Squash and merge: Junta todos los commits en uno solo. Historial limpio en develop/main.</text:span></text:p>
            <text:p text:style-name="P11"><text:span text:style-name="T11">Rebase and merge: Reescribe el historial. Limpio pero altera los SHAs originales.</text:span></text:p>
            <text:p text:style-name="P11"><text:span text:style-name="T11">Recomendación empresarial: Squash and merge para features pequeñas, Merge commit para releases.</text:span></text:p>
            <text:p text:style-name="P11"><text:span text:style-name="T11"/></text:p>
          </table:table-cell>
        </table:table-row>
      </table:table>
      <text:p text:style-name="P6"><text:span text:style-name="T2">RESOLUCIÓN DE CONFLICTOS</text:span></text:p>
      <text:p text:style-name="P4"/>
      <text:p text:style-name="P7"><text:span text:style-name="T11">Los conflictos son inevitables en un equipo. Lo importante es saber resolverlos con calma y sin romper el trabajo de otros. Vamos a crear un conflicto de forma controlada:</text:span></text:p>
      <text:p text:style-name="P4"/>
      <text:h text:style-name="Heading_20_2" text:outline-level="2"><text:span text:style-name="T9">5.1 — Simular un conflicto</text:span></text:h>
      <text:p text:style-name="P7"><text:span text:style-name="T11">En parejas o simulándolo tú solo con dos terminales:</text:span></text:p>
      <text:p text:style-name="P8"/>
      <text:h text:style-name="Heading_20_3" text:outline-level="3"><text:span text:style-name="T7">Persona A — Modifica calculadora.js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"><text:span text:style-name="T16">git checkout develop &amp;&amp; git pull</text:span></text:p>
            <text:p text:style-name="P12"><text:span text:style-name="T16">git checkout -b feature/02-division</text:span></text:p>
            <text:p text:style-name="P12"/>
            <text:p text:style-name="P12"><text:span text:style-name="T16"># Añade al final de calculadora.js:</text:span></text:p>
            <text:p text:style-name="P12"><text:span text:style-name="T16"># function dividir(a, b) {</text:span></text:p>
            <text:p text:style-name="P12"><text:span text:style-name="T16"># <text:s text:c="2"/>return a / b;</text:span></text:p>
            <text:p text:style-name="P12"><text:span text:style-name="T16"># }</text:span></text:p>
            <text:p text:style-name="P12"><text:span text:style-name="T16"># module.exports = { sumar, restar, multiplicar, dividir };</text:span></text:p>
            <text:p text:style-name="P12"/>
            <text:p text:style-name="P12"><text:span text:style-name="T16">git add calculadora.js</text:span></text:p>
            <text:p text:style-name="P12"><text:span text:style-name="T16">git commit -m "feat: add division function"</text:span></text:p>
            <text:p text:style-name="P12"><text:span text:style-name="T16">git push -u origin feature/02-division</text:span></text:p>
          </table:table-cell>
        </table:table-row>
      </table:table>
      <text:p text:style-name="P4"/>
      <text:h text:style-name="Heading_20_3" text:outline-level="3"><text:span text:style-name="T7">Persona B — Modifica la misma línea de calculadora.js</text:span></text:h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"><text:span text:style-name="T16">git checkout develop &amp;&amp; git pull</text:span></text:p>
            <text:p text:style-name="P12"><text:soft-page-break/><text:span text:style-name="T16">git checkout -b feature/03-potencia</text:span></text:p>
            <text:p text:style-name="P12"/>
            <text:p text:style-name="P12"><text:span text:style-name="T16"># Añade al final de calculadora.js (MISMA LÍNEA que persona A):</text:span></text:p>
            <text:p text:style-name="P12"><text:span text:style-name="T16"># function potencia(base, exp) {</text:span></text:p>
            <text:p text:style-name="P12"><text:span text:style-name="T16"># <text:s text:c="2"/>return Math.pow(base, exp);</text:span></text:p>
            <text:p text:style-name="P12"><text:span text:style-name="T16"># }</text:span></text:p>
            <text:p text:style-name="P12"><text:span text:style-name="T16"># module.exports = { sumar, restar, multiplicar, potencia };</text:span></text:p>
            <text:p text:style-name="P12"/>
            <text:p text:style-name="P12"><text:span text:style-name="T16">git add calculadora.js</text:span></text:p>
            <text:p text:style-name="P12"><text:span text:style-name="T16">git commit -m "feat: add power function"</text:span></text:p>
            <text:p text:style-name="P12"><text:span text:style-name="T16">git push -u origin feature/03-potencia</text:span></text:p>
          </table:table-cell>
        </table:table-row>
      </table:table>
      <text:p text:style-name="P4"/>
      <text:h text:style-name="Heading_20_2" text:outline-level="2"><text:span text:style-name="T9">5.2 — Resolver el conflicto</text:span></text:h>
      <text:p text:style-name="P7"><text:span text:style-name="T11">Cuando Persona B intente hacer merge en develop y ya exista el merge de Persona A, surgirá el conflicto. Resuélvelo así:</text:span></text:p>
      <text:p text:style-name="P8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"><text:span text:style-name="T16"># Estando en tu rama feature/03-potencia:</text:span></text:p>
            <text:p text:style-name="P12"><text:span text:style-name="T16">git fetch origin</text:span></text:p>
            <text:p text:style-name="P12"><text:span text:style-name="T16">git merge origin/develop</text:span></text:p>
            <text:p text:style-name="P12"/>
            <text:p text:style-name="P12"><text:span text:style-name="T16"># Git mostrará:</text:span></text:p>
            <text:p text:style-name="P12"><text:span text:style-name="T16"># CONFLICT (content): Merge conflict in calculadora.js</text:span></text:p>
            <text:p text:style-name="P12"><text:span text:style-name="T16"># Automatic merge failed; fix conflicts and then commit the result.</text:span></text:p>
            <text:p text:style-name="P12"/>
            <text:p text:style-name="P12"><text:span text:style-name="T16"># Abre calculadora.js. Verás los marcadores de conflicto:</text:span></text:p>
            <text:p text:style-name="P12"><text:span text:style-name="T16"># &lt;&lt;&lt;&lt;&lt;&lt;&lt; HEAD (tu código)</text:span></text:p>
            <text:p text:style-name="P12"><text:span text:style-name="T16"># module.exports = { sumar, restar, multiplicar, potencia };</text:span></text:p>
            <text:p text:style-name="P12"><text:span text:style-name="T16"># =======</text:span></text:p>
            <text:p text:style-name="P12"><text:span text:style-name="T16"># module.exports = { sumar, restar, multiplicar, dividir };</text:span></text:p>
            <text:p text:style-name="P12"><text:span text:style-name="T16"># &gt;&gt;&gt;&gt;&gt;&gt;&gt; origin/develop (código de la rama base)</text:span></text:p>
            <text:p text:style-name="P12"/>
            <text:p text:style-name="P12"><text:span text:style-name="T16"># SOLUCIÓN: edita el archivo para combinar ambos cambios:</text:span></text:p>
            <text:p text:style-name="P12"><text:span text:style-name="T16"># module.exports = { sumar, restar, multiplicar, dividir, potencia };</text:span></text:p>
            <text:p text:style-name="P12"/>
            <text:p text:style-name="P12"><text:span text:style-name="T16"># Marca el conflicto como resuelto y commitea:</text:span></text:p>
            <text:p text:style-name="P12"><text:span text:style-name="T16">git add calculadora.js</text:span></text:p>
            <text:p text:style-name="P12"><text:span text:style-name="T16">git commit -m "merge: resolve conflict combining dividir and potencia exports"</text:span></text:p>
            <text:p text:style-name="P12"><text:span text:style-name="T16">git push</text:span></text:p>
          </table:table-cell>
        </table:table-row>
      </table:table>
      <text:p text:style-name="P1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Standard"><text:span text:style-name="T13">⚠ <text:s/>Reglas de oro para resolver conflictos</text:span></text:p>
          </table:table-cell>
        </table:table-row>
        <table:table-row table:style-name="Table21.1">
          <table:table-cell table:style-name="Table21.A2" office:value-type="string">
            <text:p text:style-name="P11"><text:span text:style-name="T11">NUNCA borres el trabajo del compañero sin hablar con él antes.</text:span></text:p>
            <text:p text:style-name="P11"><text:span text:style-name="T11">Habla con la persona implicada para entender qué pretendía cada cambio.</text:span></text:p>
            <text:p text:style-name="P11"><text:span text:style-name="T11">Después de resolver, </text:span><text:span text:style-name="T12">ejecuta los tests </text:span><text:span text:style-name="T11">para verificar que todo sigue funcionando.</text:span></text:p>
            <text:p text:style-name="P11"><text:span text:style-name="T11">Si usas VS Code, el editor muestra los conflictos con colores y botones: 'Accept Current', 'Accept Incoming', 'Accept Both'.</text:span></text:p>
          </table:table-cell>
        </table:table-row>
      </table:table>
      <text:p text:style-name="P6"><text:soft-page-break/><text:span text:style-name="T2">SUBIDA A PRODUCCIÓN (MAIN)</text:span></text:p>
      <text:p text:style-name="P7"><text:span text:style-name="T11">Este es el momento que más nervios genera al principio. En realidad, si has seguido el flujo correctamente, subir a producción es simplemente abrir un Pull Request de develop a main y verificar que el pipeline pasa.</text:span></text:p>
      <text:h text:style-name="Heading_20_2" text:outline-level="2"><text:span text:style-name="T9">6.1 — Preparar el release</text:span></text:h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2"><text:span text:style-name="T16"># Asegúrate de que develop está al día</text:span></text:p>
            <text:p text:style-name="P12"><text:span text:style-name="T16">git checkout develop</text:span></text:p>
            <text:p text:style-name="P12"><text:span text:style-name="T16">git pull origin develop</text:span></text:p>
            <text:p text:style-name="P12"/>
            <text:p text:style-name="P12"><text:span text:style-name="T16"># Opcional: crear una rama de release para estabilizar</text:span></text:p>
            <text:p text:style-name="P12"><text:span text:style-name="T16">git checkout -b release/v1.0.0</text:span></text:p>
            <text:p text:style-name="P12"/>
            <text:p text:style-name="P12"><text:span text:style-name="T16"># Actualiza la versión en package.json</text:span></text:p>
            <text:p text:style-name="P12"><text:span text:style-name="T16"># "version": "1.0.0"</text:span></text:p>
            <text:p text:style-name="P12"/>
            <text:p text:style-name="P12"><text:span text:style-name="T16">git add package.json</text:span></text:p>
            <text:p text:style-name="P12"><text:span text:style-name="T16">git commit -m "chore: bump version to 1.0.0"</text:span></text:p>
            <text:p text:style-name="P12"><text:span text:style-name="T16">git push -u origin release/v1.0.0</text:span></text:p>
          </table:table-cell>
        </table:table-row>
      </table:table>
      <text:p text:style-name="P4"/>
      <text:h text:style-name="Heading_20_2" text:outline-level="2"><text:span text:style-name="T9">6.2 — Pull Request a main</text:span></text:h>
      <text:p text:style-name="P7"><text:span text:style-name="T11">Abre un PR desde release/v1.0.0 (o develop) hacia main con la descripción completa de los cambios incluidos. Espera que el CI pase y obtén al menos una aprobación. Haz merge.</text:span></text:p>
      <text:h text:style-name="Heading_20_2" text:outline-level="2"><text:span text:style-name="T9">6.3 — Taggear la release</text:span></text:h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2"><text:span text:style-name="T16"># Después del merge a main</text:span></text:p>
            <text:p text:style-name="P12"><text:span text:style-name="T16">git checkout main</text:span></text:p>
            <text:p text:style-name="P12"><text:span text:style-name="T16">git pull origin main</text:span></text:p>
            <text:p text:style-name="P12"/>
            <text:p text:style-name="P12"><text:span text:style-name="T16"># Crear un tag anotado (el más usado en releases)</text:span></text:p>
            <text:p text:style-name="P12"><text:span text:style-name="T16">git tag -a v1.0.0 -m "Release v1.0.0: calculadora básica con operaciones aritméticas"</text:span></text:p>
            <text:p text:style-name="P12"/>
            <text:p text:style-name="P12"><text:span text:style-name="T16"># Subir el tag</text:span></text:p>
            <text:p text:style-name="P12"><text:span text:style-name="T16">git push origin v1.0.0</text:span></text:p>
            <text:p text:style-name="P12"/>
            <text:p text:style-name="P12"><text:span text:style-name="T16"># En GitHub, ve a Releases &gt; Create release a partir del tag.</text:span></text:p>
            <text:p text:style-name="P12"><text:span text:style-name="T16"># Añade las notas de la versión (changelog).</text:span></text:p>
          </table:table-cell>
        </table:table-row>
      </table:table>
      <text:p text:style-name="P13"/>
      <text:h text:style-name="Heading_20_2" text:outline-level="2"><text:span text:style-name="T9">6.4 — Workflow de deploy automático (bonus)</text:span></text:h>
      <text:p text:style-name="P7"><text:span text:style-name="T11">Amplía el archivo ci.yml para añadir un job de deploy que solo corre cuando hay push a main:</text:span></text:p>
      <text:p text:style-name="P8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2"><text:span text:style-name="T16"><text:s text:c="2"/>deploy:</text:span></text:p>
            <text:p text:style-name="P12"><text:span text:style-name="T16"><text:s text:c="4"/>name: Deploy to Production</text:span></text:p>
            <text:p text:style-name="P12"><text:soft-page-break/><text:span text:style-name="T16"><text:s text:c="4"/>runs-on: ubuntu-latest</text:span></text:p>
            <text:p text:style-name="P12"><text:span text:style-name="T16"><text:s text:c="4"/>needs: test <text:s text:c="9"/># Solo se ejecuta si 'test' pasó</text:span></text:p>
            <text:p text:style-name="P12"><text:span text:style-name="T16"><text:s text:c="4"/>if: github.ref == 'refs/heads/main' <text:s/># Solo en main</text:span></text:p>
            <text:p text:style-name="P12"/>
            <text:p text:style-name="P12"><text:span text:style-name="T16"><text:s text:c="4"/>steps:</text:span></text:p>
            <text:p text:style-name="P12"><text:span text:style-name="T16"><text:s text:c="6"/>- name: Checkout code</text:span></text:p>
            <text:p text:style-name="P12"><text:span text:style-name="T16"><text:s text:c="8"/>uses: actions/checkout@v4</text:span></text:p>
            <text:p text:style-name="P12"/>
            <text:p text:style-name="P12"><text:span text:style-name="T16"><text:s text:c="6"/>- name: Deploy (simulado)</text:span></text:p>
            <text:p text:style-name="P12"><text:span text:style-name="T16"><text:s text:c="8"/>run: |</text:span></text:p>
            <text:p text:style-name="P12"><text:span text:style-name="T16"><text:s text:c="10"/>echo "Deploying version $(node -p 'require(./package.json).version')"</text:span></text:p>
            <text:p text:style-name="P12"><text:span text:style-name="T16"><text:s text:c="10"/>echo "Deploy completado correctamente"</text:span></text:p>
            <text:p text:style-name="P12"><text:span text:style-name="T16"><text:s text:c="10"/># Aquí iría: scp, rsync, kubectl apply, eb deploy, vercel deploy...</text:span></text:p>
          </table:table-cell>
        </table:table-row>
      </table:table>
      <text:p text:style-name="P9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Standard"><text:span text:style-name="T13">✓ <text:s/>¡Enhorabuena! Acabas de hacer tu primera subida a producción</text:span></text:p>
          </table:table-cell>
        </table:table-row>
        <table:table-row table:style-name="Table25.1">
          <table:table-cell table:style-name="Table25.A2" office:value-type="string">
            <text:p text:style-name="P11"><text:span text:style-name="T11">Has seguido el flujo completo: feature branch &gt; commit &gt; push &gt; PR &gt; CI &gt; review &gt; merge &gt; tag.</text:span></text:p>
            <text:p text:style-name="P11"><text:span text:style-name="T11">Este es exactamente el proceso que seguirás el primer día en la empresa.</text:span></text:p>
            <text:p text:style-name="P11"><text:span text:style-name="T11">La diferencia real será el destino del deploy: puede ser AWS, Azure, GCP, Vercel, un servidor propio...</text:span></text:p>
            <text:p text:style-name="P11"><text:span text:style-name="T11">Pero el flujo de Git y GitHub Actions es siempre el mismo.</text:span></text:p>
          </table:table-cell>
        </table:table-row>
      </table:table>
      <text:p text:style-name="P6"><text:span text:style-name="T2"/></text:p>
      <text:p text:style-name="P6"><text:span text:style-name="T2">COMANDOS DE EMERGENCIA</text:span></text:p>
      <text:p text:style-name="P4"/>
      <text:p text:style-name="P7"><text:span text:style-name="T11">Tarde o temprano cometerás algún error. Aquí están los comandos que necesitas conocer:</text:span></text:p>
      <text:p text:style-name="P4"/>
      <text:h text:style-name="Heading_20_2" text:outline-level="2"><text:span text:style-name="T9">7.1 — Deshacer cambios</text:span></text:h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2"><text:span text:style-name="T16"># Descartar cambios en un archivo (sin haber hecho add)</text:span></text:p>
            <text:p text:style-name="P12"><text:span text:style-name="T16">git restore calculadora.js</text:span></text:p>
            <text:p text:style-name="P12"/>
            <text:p text:style-name="P12"><text:span text:style-name="T16"># Sacar un archivo del staging (después de git add, antes de commit)</text:span></text:p>
            <text:p text:style-name="P12"><text:span text:style-name="T16">git restore --staged calculadora.js</text:span></text:p>
            <text:p text:style-name="P12"/>
            <text:p text:style-name="P12"><text:span text:style-name="T16"># Deshacer el ÚLTIMO commit (mantiene los cambios en staging)</text:span></text:p>
            <text:p text:style-name="P12"><text:span text:style-name="T16">git reset --soft HEAD~1</text:span></text:p>
            <text:p text:style-name="P12"/>
            <text:p text:style-name="P12"><text:span text:style-name="T16"># Deshacer el último commit Y los cambios (¡CUIDADO: destructivo!)</text:span></text:p>
            <text:p text:style-name="P12"><text:span text:style-name="T16">git reset --hard HEAD~1</text:span></text:p>
            <text:p text:style-name="P12"/>
            <text:p text:style-name="P12"><text:span text:style-name="T16"># NUNCA uses reset --hard en ramas compartidas (main, develop)</text:span></text:p>
            <text:p text:style-name="P12"><text:span text:style-name="T16"># En su lugar, usa revert (crea un nuevo commit que deshace el anterior)</text:span></text:p>
            <text:p text:style-name="P12"><text:span text:style-name="T16">git revert HEAD</text:span></text:p>
          </table:table-cell>
        </table:table-row>
      </table:table>
      <text:p text:style-name="P4"><text:soft-page-break/></text:p>
      <text:h text:style-name="Heading_20_2" text:outline-level="2"><text:span text:style-name="T9">7.2 — Situaciones de pánico frecuentes</text:span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Standard"><text:span text:style-name="T13">Situación</text:span></text:p>
          </table:table-cell>
          <table:table-cell table:style-name="Table27.A1" office:value-type="string">
            <text:p text:style-name="Standard"><text:span text:style-name="T13">Solución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8">"He commiteado en main directamente"</text:span></text:p>
          </table:table-cell>
          <table:table-cell table:style-name="Table27.B2" office:value-type="string">
            <text:p text:style-name="Standard"><text:span text:style-name="T17">git reset --soft HEAD~1 en local, luego crea tu branch y haz el push allí. Si ya hiciste push: habla con tu tech lead.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18">"He borrado una rama sin hacer merge"</text:span></text:p>
          </table:table-cell>
          <table:table-cell table:style-name="Table27.A3" office:value-type="string">
            <text:p text:style-name="Standard"><text:span text:style-name="T17">git reflog | head -20 para encontrar el SHA del último commit de esa rama. Luego: git checkout -b rama-recuperada &lt;SHA&gt;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8">"El CI falla pero en local funciona"</text:span></text:p>
          </table:table-cell>
          <table:table-cell table:style-name="Table27.B2" office:value-type="string">
            <text:p text:style-name="Standard"><text:span text:style-name="T17">Diferencia de versión de Node/Python/etc. Verifica el runtime en el .yml. Ejecuta npm ci en lugar de npm install.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18">"Necesito actualizar mi rama con los cambios de develop"</text:span></text:p>
          </table:table-cell>
          <table:table-cell table:style-name="Table27.A3" office:value-type="string">
            <text:p text:style-name="Standard"><text:span text:style-name="T17">git fetch origin &amp;&amp; git rebase origin/develop (preferido) o git merge origin/develop.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8">"Commiteé un secreto (contraseña, API key)"</text:span></text:p>
          </table:table-cell>
          <table:table-cell table:style-name="Table27.B2" office:value-type="string">
            <text:p text:style-name="Standard"><text:span text:style-name="T17">Considera ese secreto comprometido. Revócalo INMEDIATAMENTE. Luego usa git filter-repo para limpiar el historial.</text:span></text:p>
          </table:table-cell>
        </table:table-row>
      </table:table>
      <text:p text:style-name="P9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Standard"><text:span text:style-name="T13">⚠ <text:s/>El secreto más importante de toda esta práctica</text:span></text:p>
          </table:table-cell>
        </table:table-row>
        <table:table-row table:style-name="Table28.1">
          <table:table-cell table:style-name="Table28.A2" office:value-type="string">
            <text:p text:style-name="P11"><text:span text:style-name="T11">Si algo va muy mal y no sabes cómo arreglarlo: NO BORRES EL REPOSITORIO.</text:span></text:p>
            <text:p text:style-name="P11"><text:span text:style-name="T11">Habla con tu tech lead o compañero senior. Git tiene herramienta para recuperar casi todo.</text:span></text:p>
            <text:p text:style-name="P11"><text:span text:style-name="T11">El comando 'git reflog' guarda un historial de todo lo que has hecho. Es tu red de seguridad.</text:span></text:p>
          </table:table-cell>
        </table:table-row>
      </table:table>
      <text:p text:style-name="Standard"><text:span text:style-name="T13">✓ <text:s/>Consejo final para tu primer día de prácticas</text:span></text:p>
      <text:p text:style-name="P11"><text:span text:style-name="T11">Cuando llegues a la empresa, pregunta: '¿Cuál es vuestro flujo de trabajo con Git? ¿Tenéis documentado el proceso de deploy?'</text:span></text:p>
      <text:p text:style-name="P11"><text:span text:style-name="T11">Nunca hagas push a main sin permiso explícito. Si hay dudas: pregunta antes de actuar.</text:span></text:p>
      <text:p text:style-name="P11"><text:span text:style-name="T11">Lee el README y el CONTRIBUTING.md del proyecto antes de tocar nada.</text:span></text:p>
      <text:p text:style-name="P11"><text:span text:style-name="T11">Git es una red de seguridad: si tienes el código commiteado, siempre puedes volver atrá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94cm" fo:margin-bottom="0.353cm"/>
      <style:text-properties fo:color="#1e3a5f" style:font-name="Calibri1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fo:color="#2e6da4"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82cm" fo:margin-bottom="0.141cm"/>
      <style:text-properties fo:color="#1e3a5f" style:font-name="Calibri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color="#2e74b5" fo:font-style="italic" style:font-style-asian="italic" style:font-style-complex="italic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color="#2e74b5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color="#1f4d78"/>
    </style:style>
    <style:style style:name="Strong_20_Emphasis" style:display-name="Strong Emphasis" style:family="paragraph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default-outline-level="" style:list-style-name=""/>
    <style:style style:name="footnote_20_text" style:display-name="footnote text" style:family="paragraph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cm" fo:padding-right="0cm" fo:padding-top="0cm" fo:padding-bottom="0.141cm" fo:border-left="none" fo:border-right="none" fo:border-top="none" fo:border-bottom="0.018cm solid #2e6da4">
        <style:tab-stops>
          <style:tab-stop style:position="15.921cm" style:type="right"/>
        </style:tab-stops>
      </style:paragraph-properties>
    </style:style>
    <style:style style:name="MP2" style:family="paragraph" style:parent-style-name="Standard">
      <style:paragraph-properties fo:padding-left="0cm" fo:padding-right="0cm" fo:padding-top="0.141cm" fo:padding-bottom="0cm" fo:border-left="none" fo:border-right="none" fo:border-top="0.018cm solid #2e6da4" fo:border-bottom="none">
        <style:tab-stops>
          <style:tab-stop style:position="15.921cm" style:type="right"/>
        </style:tab-stops>
      </style:paragraph-properties>
    </style:style>
    <style:style style:name="MT1" style:family="text">
      <style:text-properties fo:color="#2e6da4" fo:font-size="9pt" fo:font-weight="bold" style:font-size-asian="9pt" style:font-weight-asian="bold" style:font-size-complex="9pt" style:font-weight-complex="bold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color="#888888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49cm" fo:margin-bottom="1.249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6cm" style:dynamic-spacing="true"/>
      </style:header-style>
      <style:footer-style>
        <style:header-footer-properties fo:min-height="0.656cm" fo:margin-left="0cm" fo:margin-right="0cm" fo:margin-top="0.55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áctica Git &amp; GitHub — Flujo profesional con CI/CD</text:span><text:span text:style-name="MT2"><text:tab/></text:span><text:span text:style-name="MT3">Módulo de Prácticas en Empresa</text:span></text:p>
      </style:header>
      <style:footer>
        <text:p text:style-name="MP2"><text:span text:style-name="MT3">Git / GitHub para equipos de desarrollo</text:span><text:span text:style-name="MT2"><text:tab/></text:span><text:span text:style-name="MT3">Págin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n-named</meta:initial-creator>
    <meta:editing-cycles>1</meta:editing-cycles>
    <meta:creation-date>2026-02-23T18:47:24.41</meta:creation-date>
    <dc:date>2026-02-25T06:12:28.88</dc:date>
    <meta:document-statistic meta:table-count="26" meta:image-count="0" meta:object-count="0" meta:page-count="11" meta:paragraph-count="320" meta:word-count="2227" meta:character-count="14077"/>
    <meta:generator>OpenOffice/4.1.15$Win32 OpenOffice.org_project/4115m2$Build-9813</meta:generator>
  </office:meta>
</office:document-meta>
</file>